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5.059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60f7" officeooo:paragraph-rsid="001060f7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3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 officeooo:paragraph-rsid="001644f4"/>
    </style:style>
    <style:style style:name="P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 officeooo:rsid="001644f4" officeooo:paragraph-rsid="001644f4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 officeooo:paragraph-rsid="0017ee2a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 officeooo:rsid="0017ee2a" officeooo:paragraph-rsid="0017ee2a"/>
    </style:style>
    <style:style style:name="P9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 officeooo:paragraph-rsid="00197b9e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 officeooo:paragraph-rsid="001cde3e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fo:font-style="italic" officeooo:rsid="001cde3e" officeooo:paragraph-rsid="001cde3e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rsid="00148efa" officeooo:paragraph-rsid="00148efa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5ba1f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644f4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7ee2a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97b9e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9d6c9"/>
    </style:style>
    <style:style style:name="P1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b1087"/>
    </style:style>
    <style:style style:name="P19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cde3e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d2a78"/>
    </style:style>
    <style:style style:name="P21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officeooo:paragraph-rsid="0015ba1f"/>
    </style:style>
    <style:style style:name="P23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officeooo:paragraph-rsid="0017ee2a"/>
    </style:style>
    <style:style style:name="P24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officeooo:paragraph-rsid="00197b9e"/>
    </style:style>
    <style:style style:name="P25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officeooo:paragraph-rsid="0019d6c9"/>
    </style:style>
    <style:style style:name="P26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officeooo:paragraph-rsid="001b1087"/>
    </style:style>
    <style:style style:name="P27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officeooo:rsid="001b1087" officeooo:paragraph-rsid="001b1087"/>
    </style:style>
    <style:style style:name="P28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officeooo:paragraph-rsid="001d2a78"/>
    </style:style>
    <style:style style:name="P29" style:family="paragraph" style:parent-style-name="Preformatted_20_Text">
      <style:text-properties fo:color="#000000"/>
    </style:style>
    <style:style style:name="P30" style:family="paragraph" style:parent-style-name="Preformatted_20_Text">
      <style:text-properties fo:color="#000000" style:font-name="DejaVu Sans Mono" fo:font-size="9pt"/>
    </style:style>
    <style:style style:name="P31" style:family="paragraph" style:parent-style-name="Preformatted_20_Text">
      <style:text-properties fo:color="#000000" style:font-name="DejaVu Sans Mono" fo:font-size="9pt" officeooo:paragraph-rsid="0015ba1f"/>
    </style:style>
    <style:style style:name="P32" style:family="paragraph" style:parent-style-name="Preformatted_20_Text">
      <style:text-properties fo:color="#000000" style:font-name="DejaVu Sans Mono" fo:font-size="9pt" officeooo:paragraph-rsid="0017ee2a"/>
    </style:style>
    <style:style style:name="P33" style:family="paragraph" style:parent-style-name="Preformatted_20_Text">
      <style:text-properties fo:color="#000000" style:font-name="DejaVu Sans Mono" fo:font-size="9pt" officeooo:paragraph-rsid="00197b9e"/>
    </style:style>
    <style:style style:name="P34" style:family="paragraph" style:parent-style-name="Preformatted_20_Text">
      <style:text-properties fo:color="#000000" style:font-name="DejaVu Sans Mono" fo:font-size="9pt" officeooo:paragraph-rsid="0019d6c9"/>
    </style:style>
    <style:style style:name="P35" style:family="paragraph" style:parent-style-name="Preformatted_20_Text">
      <style:text-properties fo:color="#000000" style:font-name="DejaVu Sans Mono" fo:font-size="9pt" officeooo:paragraph-rsid="001b1087"/>
    </style:style>
    <style:style style:name="P36" style:family="paragraph" style:parent-style-name="Preformatted_20_Text">
      <style:text-properties fo:color="#000000" style:font-name="DejaVu Sans Mono" fo:font-size="9pt" officeooo:paragraph-rsid="001d2a78"/>
    </style:style>
    <style:style style:name="P37" style:family="paragraph" style:parent-style-name="Preformatted_20_Text">
      <style:text-properties fo:color="#000000" officeooo:paragraph-rsid="0015ba1f"/>
    </style:style>
    <style:style style:name="P38" style:family="paragraph" style:parent-style-name="Preformatted_20_Text">
      <style:text-properties fo:color="#000000" officeooo:paragraph-rsid="001644f4"/>
    </style:style>
    <style:style style:name="P39" style:family="paragraph" style:parent-style-name="Preformatted_20_Text">
      <style:text-properties fo:color="#000000" officeooo:paragraph-rsid="0017ee2a"/>
    </style:style>
    <style:style style:name="P40" style:family="paragraph" style:parent-style-name="Preformatted_20_Text">
      <style:text-properties fo:color="#000000" officeooo:paragraph-rsid="00197b9e"/>
    </style:style>
    <style:style style:name="P41" style:family="paragraph" style:parent-style-name="Preformatted_20_Text">
      <style:text-properties fo:color="#000000" officeooo:paragraph-rsid="0019d6c9"/>
    </style:style>
    <style:style style:name="P42" style:family="paragraph" style:parent-style-name="Preformatted_20_Text">
      <style:text-properties fo:color="#000000" officeooo:paragraph-rsid="001b1087"/>
    </style:style>
    <style:style style:name="P43" style:family="paragraph" style:parent-style-name="Preformatted_20_Text">
      <style:text-properties fo:color="#000000" officeooo:paragraph-rsid="001cde3e"/>
    </style:style>
    <style:style style:name="P44" style:family="paragraph" style:parent-style-name="Preformatted_20_Text">
      <style:text-properties fo:color="#000000" officeooo:paragraph-rsid="001d2a78"/>
    </style:style>
    <style:style style:name="P45" style:family="paragraph" style:parent-style-name="Preformatted_20_Text">
      <style:text-properties fo:color="#008000" fo:background-color="#efefef"/>
    </style:style>
    <style:style style:name="P46" style:family="paragraph" style:parent-style-name="Preformatted_20_Text">
      <style:text-properties fo:color="#808080"/>
    </style:style>
    <style:style style:name="P47" style:family="paragraph" style:parent-style-name="Preformatted_20_Text">
      <style:text-properties fo:color="#808080" style:font-name="DejaVu Sans Mono" fo:font-size="9pt" fo:font-style="italic"/>
    </style:style>
    <style:style style:name="P48" style:family="paragraph" style:parent-style-name="Preformatted_20_Text">
      <style:text-properties fo:color="#808080" style:font-name="DejaVu Sans Mono" fo:font-size="9pt" fo:font-style="italic" officeooo:paragraph-rsid="0019d6c9"/>
    </style:style>
    <style:style style:name="P49" style:family="paragraph" style:parent-style-name="Preformatted_20_Text">
      <style:text-properties fo:color="#808080" style:font-name="DejaVu Sans Mono" fo:font-size="9pt" fo:font-style="italic" officeooo:paragraph-rsid="001d2a78"/>
    </style:style>
    <style:style style:name="P50" style:family="paragraph" style:parent-style-name="Preformatted_20_Text">
      <style:text-properties fo:color="#808080" officeooo:paragraph-rsid="00197b9e"/>
    </style:style>
    <style:style style:name="P51" style:family="paragraph" style:parent-style-name="Preformatted_20_Text">
      <style:text-properties fo:color="#808080" officeooo:paragraph-rsid="0019d6c9"/>
    </style:style>
    <style:style style:name="P52" style:family="paragraph" style:parent-style-name="Preformatted_20_Text">
      <style:text-properties fo:color="#808080" officeooo:paragraph-rsid="001b1087"/>
    </style:style>
    <style:style style:name="P53" style:family="paragraph" style:parent-style-name="Preformatted_20_Text">
      <style:text-properties fo:color="#808080" officeooo:paragraph-rsid="001d2a78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style:font-name="DejaVu Sans Mono" fo:font-size="9pt" fo:font-weight="bold" fo:background-color="#efefef" loext:char-shading-value="0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00ff" style:font-name="DejaVu Sans Mono" fo:font-size="9pt" fo:font-weight="bold" fo:background-color="#efefef" loext:char-shading-value="0"/>
    </style:style>
    <style:style style:name="T6" style:family="text">
      <style:text-properties fo:color="#008000" fo:font-weight="bold" fo:background-color="#efefef" loext:char-shading-value="0"/>
    </style:style>
    <style:style style:name="T7" style:family="text">
      <style:text-properties fo:color="#008000" style:font-name="DejaVu Sans Mono" fo:font-size="9pt" fo:font-weight="bold" fo:background-color="#efefef" loext:char-shading-value="0"/>
    </style:style>
    <style:style style:name="T8" style:family="text">
      <style:text-properties fo:color="#008000" fo:background-color="#efefef" loext:char-shading-value="0"/>
    </style:style>
    <style:style style:name="T9" style:family="text">
      <style:text-properties style:font-name="DejaVu Sans Mono" fo:font-size="9pt" fo:background-color="#efefef" loext:char-shading-value="0"/>
    </style:style>
    <style:style style:name="T10" style:family="text">
      <style:text-properties style:font-name="DejaVu Sans Mono" fo:font-size="9pt" fo:font-weight="bold"/>
    </style:style>
    <style:style style:name="T11" style:family="text">
      <style:text-properties style:font-name="DejaVu Sans Mono" fo:font-size="9pt" fo:font-style="italic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 fo:font-style="italic"/>
    </style:style>
    <style:style style:name="T14" style:family="text">
      <style:text-properties fo:color="#808080" officeooo:rsid="00197b9e"/>
    </style:style>
    <style:style style:name="T15" style:family="text">
      <style:text-properties officeooo:rsid="0015ba1f"/>
    </style:style>
    <style:style style:name="T16" style:family="text">
      <style:text-properties officeooo:rsid="0017ee2a"/>
    </style:style>
    <style:style style:name="T17" style:family="text">
      <style:text-properties officeooo:rsid="00197b9e"/>
    </style:style>
    <style:style style:name="T18" style:family="text">
      <style:text-properties officeooo:rsid="0019d6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olr 5.5</text:p>
          </table:table-cell>
          <table:table-cell table:style-name="Table1.B1" office:value-type="string">
            <text:p text:style-name="P1">Solr 6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2">fieldType </text:span><text:span text:style-name="T4">name</text:span><text:span text:style-name="T6">="string" </text:span><text:span text:style-name="T4">class</text:span><text:span text:style-name="T6">="solr.StrField" </text:span><text:span text:style-name="T4">sortMissingLast</text:span><text:span text:style-name="T6">="true" </text:span><text:span text:style-name="T4">omitNorms</text:span><text:span text:style-name="T6">="true"</text:span><text:span text:style-name="T1">/&gt;</text:span></text:p>
            <text:p text:style-name="Table_20_Contents"/>
          </table:table-cell>
          <table:table-cell table:style-name="Table1.B2" office:value-type="string">
            <text:p text:style-name="P3"><text:span text:style-name="T1">&lt;</text:span><text:span text:style-name="T2">fieldType </text:span><text:span text:style-name="T4">name</text:span><text:span text:style-name="T6">="string" </text:span><text:span text:style-name="T4">class</text:span><text:span text:style-name="T6">="solr.StrField" </text:span><text:span text:style-name="T4">sortMissingLast</text:span><text:span text:style-name="T6">="true" </text:span><text:span text:style-name="T1">/&gt;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2">fieldType </text:span><text:span text:style-name="T4">name</text:span><text:span text:style-name="T6">="int" </text:span><text:span text:style-name="T4">class</text:span><text:span text:style-name="T6">="solr.TrieIntField" </text:span><text:span text:style-name="T4">precisionStep</text:span><text:span text:style-name="T6">="0" </text:span><text:span text:style-name="T4">omitNorms</text:span><text:span text:style-name="T6">="true" </text:span><text:span text:style-name="T4">positionIncrementGap</text:span><text:span text:style-name="T6">="0"</text:span><text:span text:style-name="T1">/&gt;</text:span></text:p>
            <text:p text:style-name="P3"/>
          </table:table-cell>
          <table:table-cell table:style-name="Table1.B2" office:value-type="string">
            <text:p text:style-name="P3"><text:span text:style-name="T1">&lt;</text:span><text:span text:style-name="T2">fieldType </text:span><text:span text:style-name="T4">name</text:span><text:span text:style-name="T6">="int" </text:span><text:span text:style-name="T4">class</text:span><text:span text:style-name="T6">="solr.TrieIntField" </text:span><text:span text:style-name="T4">docValues</text:span><text:span text:style-name="T6">="true" </text:span><text:span text:style-name="T4">precisionStep</text:span><text:span text:style-name="T6">="0" </text:span><text:span text:style-name="T4">positionIncrementGap</text:span><text:span text:style-name="T6">="0"</text:span><text:span text:style-name="T1">/&gt;</text:span></text:p>
            <text:p text:style-name="P3"/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2">fieldType </text:span><text:span text:style-name="T4">name</text:span><text:span text:style-name="T6">="tdate" </text:span><text:span text:style-name="T4">class</text:span><text:span text:style-name="T6">="solr.TrieDateField" </text:span><text:span text:style-name="T4">omitNorms</text:span><text:span text:style-name="T6">="true" </text:span><text:span text:style-name="T4">precisionStep</text:span><text:span text:style-name="T6">="6" </text:span><text:span text:style-name="T4">positionIncrementGap</text:span><text:span text:style-name="T6">="0"</text:span><text:span text:style-name="T1">/&gt;</text:span></text:p>
            <text:p text:style-name="P3"/>
          </table:table-cell>
          <table:table-cell table:style-name="Table1.B2" office:value-type="string">
            <text:p text:style-name="P3"><text:span text:style-name="T1">&lt;</text:span><text:span text:style-name="T2">fieldType </text:span><text:span text:style-name="T4">name</text:span><text:span text:style-name="T6">="tdate" </text:span><text:span text:style-name="T4">class</text:span><text:span text:style-name="T6">="solr.TrieDateField" </text:span><text:span text:style-name="T4">docValues</text:span><text:span text:style-name="T6">="true" </text:span><text:span text:style-name="T4">precisionStep</text:span><text:span text:style-name="T6">="6" </text:span><text:span text:style-name="T4">positionIncrementGap</text:span><text:span text:style-name="T6">="0"</text:span><text:span text:style-name="T1">/&gt;</text:span></text:p>
            <text:p text:style-name="P3"/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2">fieldType </text:span><text:span text:style-name="T4">name</text:span><text:span text:style-name="T6">="tint" </text:span><text:span text:style-name="T4">class</text:span><text:span text:style-name="T6">="solr.TrieIntField" </text:span><text:span text:style-name="T4">precisionStep</text:span><text:span text:style-name="T6">="8" </text:span><text:span text:style-name="T4">omitNorms</text:span><text:span text:style-name="T6">="true" </text:span><text:span text:style-name="T4">positionIncrementGap</text:span><text:span text:style-name="T6">="0"</text:span><text:span text:style-name="T1">/&gt;</text:span>a</text:p>
          </table:table-cell>
          <table:table-cell table:style-name="Table1.B2" office:value-type="string">
            <text:p text:style-name="P3"><text:span text:style-name="T1">&lt;</text:span><text:span text:style-name="T2">fieldType </text:span><text:span text:style-name="T4">name</text:span><text:span text:style-name="T6">="tint" </text:span><text:span text:style-name="T4">class</text:span><text:span text:style-name="T6">="solr.TrieIntField" </text:span><text:span text:style-name="T4">docValues</text:span><text:span text:style-name="T6">="true" </text:span><text:span text:style-name="T4">precisionStep</text:span><text:span text:style-name="T6">="8" </text:span><text:span text:style-name="T4">positionIncrementGap</text:span><text:span text:style-name="T6">="0"</text:span><text:span text:style-name="T1">/&gt;</text:span></text:p>
            <text:p text:style-name="P3"/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2">fieldType </text:span><text:span text:style-name="T4">name</text:span><text:span text:style-name="T6">="long" </text:span><text:span text:style-name="T4">class</text:span><text:span text:style-name="T6">="solr.TrieLongField" </text:span><text:span text:style-name="T4">precisionStep</text:span><text:span text:style-name="T6">="0" </text:span><text:span text:style-name="T4">positionIncrementGap</text:span><text:span text:style-name="T6">="0"</text:span><text:span text:style-name="T1">/&gt;</text:span></text:p>
            <text:p text:style-name="P3"/>
          </table:table-cell>
          <table:table-cell table:style-name="Table1.B2" office:value-type="string">
            <text:p text:style-name="P3"><text:span text:style-name="T1">&lt;</text:span><text:span text:style-name="T2">fieldType </text:span><text:span text:style-name="T4">name</text:span><text:span text:style-name="T6">="long" </text:span><text:span text:style-name="T4">class</text:span><text:span text:style-name="T6">="solr.TrieLongField" </text:span><text:span text:style-name="T4">docValues</text:span><text:span text:style-name="T6">="true" </text:span><text:span text:style-name="T4">precisionStep</text:span><text:span text:style-name="T6">="0" </text:span><text:span text:style-name="T4">positionIncrementGap</text:span><text:span text:style-name="T6">="0"</text:span><text:span text:style-name="T1">/&gt;</text:span></text:p>
            <text:p text:style-name="P3"/>
          </table:table-cell>
        </table:table-row>
        <table:table-row>
          <table:table-cell table:style-name="Table1.A2" office:value-type="string">
            <text:p text:style-name="P3"><text:bookmark-start text:name="__DdeLink__1_1335211414"/><text:span text:style-name="T1">&lt;</text:span><text:span text:style-name="T2">fieldType </text:span><text:span text:style-name="T4">name</text:span><text:span text:style-name="T6">="navFieldCombined" </text:span><text:span text:style-name="T4">class</text:span><text:span text:style-name="T6">="solr.TextField"</text:span><text:span text:style-name="T1">&gt;</text:span></text:p>
            <text:p text:style-name="P29"><text:s text:c="4"/><text:span text:style-name="T9">&lt;</text:span><text:span text:style-name="T3">analyzer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2"/></text:span><text:span text:style-name="T5">pattern</text:span><text:span text:style-name="T7">="[Ss]\.[Nn]\.|[Aa]nonym|[\[\]*]|\[.*\]|</text:span></text:p>
            <text:p text:style-name="P45"><text:s text:c="21"/><text:span text:style-name="T10">\u0022|\u003C|\u003E|\u003F|^\d{4}-\d{4}$|, \d{4}-\d{4}|</text:span></text:p>
            <text:p text:style-name="P45"><text:s text:c="21"/><text:span text:style-name="T10">Formschlagwort|Aufsatzsammlung"</text:span></text:p>
            <text:p text:style-name="P29"><text:soft-page-break/><text:span text:style-name="T8"><text:s text:c="12"/></text:span><text:span text:style-name="T5">replacement</text:span><text:span text:style-name="T7">=""</text:span></text:p>
            <text:p text:style-name="P29"><text:span text:style-name="T8"><text:s text:c="12"/></text:span><text:span text:style-name="T5">replace</text:span><text:span text:style-name="T7">="all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100" 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/text:p>
            <text:p text:style-name="P3"><text:bookmark-end text:name="__DdeLink__1_1335211414"/></text:p>
          </table:table-cell>
          <table:table-cell table:style-name="Table1.B2" office:value-type="string">
            <text:p text:style-name="P12"><text:span text:style-name="T1">&lt;!-- einfach kopiert --&gt;</text:span></text:p>
            <text:p text:style-name="P3"><text:span text:style-name="T1">&lt;</text:span><text:span text:style-name="T2">fieldType </text:span><text:span text:style-name="T4">name</text:span><text:span text:style-name="T6">="navFieldCombined" </text:span><text:span text:style-name="T4">class</text:span><text:span text:style-name="T6">="solr.TextField"</text:span><text:span text:style-name="T1">&gt;</text:span></text:p>
            <text:p text:style-name="P29"><text:s text:c="4"/><text:span text:style-name="T9">&lt;</text:span><text:span text:style-name="T3">analyzer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2"/></text:span><text:span text:style-name="T5">pattern</text:span><text:span text:style-name="T7">="[Ss]\.[Nn]\.|[Aa]nonym|[\[\]*]|\[.*\]|</text:span></text:p>
            <text:p text:style-name="P45"><text:s text:c="21"/><text:span text:style-name="T10">\u0022|\u003C|\u003E|\u003F|</text:span><text:soft-page-break/><text:span text:style-name="T10">^\d{4}-\d{4}$|, \d{4}-\d{4}|</text:span></text:p>
            <text:p text:style-name="P45"><text:s text:c="21"/><text:span text:style-name="T10">Formschlagwort|Aufsatzsammlung"</text:span></text:p>
            <text:p text:style-name="P29"><text:span text:style-name="T8"><text:s text:c="12"/></text:span><text:span text:style-name="T5">replacement</text:span><text:span text:style-name="T7">=""</text:span></text:p>
            <text:p text:style-name="P29"><text:span text:style-name="T8"><text:s text:c="12"/></text:span><text:span text:style-name="T5">replace</text:span><text:span text:style-name="T7">="all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100" 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/text:p>
            <text:p text:style-name="P3"/>
          </table:table-cell>
        </table:table-row>
        <table:table-row>
          <table:table-cell table:style-name="Table1.A2" office:value-type="string">
            <text:p text:style-name="P21"><text:bookmark-start text:name="__DdeLink__6_1335211414"/>&lt;!-- used for: Navigator form (Formschlagworte)--&gt;</text:p>
            <text:p text:style-name="P30"><text:span text:style-name="T1">&lt;</text:span><text:span text:style-name="T2">fieldType </text:span><text:span text:style-name="T4">name</text:span><text:span text:style-name="T6">="navFieldForm" </text:span><text:span text:style-name="T4">class</text:span><text:span text:style-name="T6">="solr.TextField"</text:span><text:span text:style-name="T1">&gt;</text:span></text:p>
            <text:p text:style-name="P29"><text:s text:c="4"/><text:span text:style-name="T9">&lt;</text:span><text:span text:style-name="T3">analyzer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29"><text:s text:c="8"/><text:span text:style-name="T13">&lt;!-- PatternReplacements / osc --&gt;</text:span></text:p>
            <text:p text:style-name="P29"><text:span text:style-name="T12"><text:s text:c="8"/></text:span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6"/></text:span><text:span text:style-name="T5">pattern</text:span><text:span text:style-name="T7">="^[0A] Gesamtdarstell.*$"</text:span></text:p>
            <text:p text:style-name="P29"><text:span text:style-name="T8"><text:s text:c="16"/></text:span><text:span text:style-name="T5">replacement</text:span><text:span text:style-name="T7">="Gesamtdarstellung"</text:span></text:p>
            <text:p text:style-name="P29"><text:span text:style-name="T8"><text:s text:c="16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6"/></text:span><text:span text:style-name="T5">pattern</text:span><text:span text:style-name="T7">="^Kongress \(.*\)"</text:span></text:p>
            <text:p text:style-name="P29"><text:span text:style-name="T8"><text:s text:c="16"/></text:span><text:span text:style-name="T5">replacement</text:span><text:span text:style-name="T7">="Kongressbericht"</text:span></text:p>
            <text:p text:style-name="P29"><text:span text:style-name="T8"><text:s text:c="16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6"/></text:span><text:span text:style-name="T5">pattern</text:span><text:span text:style-name="T7">="^Ausstellung \(.*\)"</text:span></text:p>
            <text:p text:style-name="P29"><text:span text:style-name="T8"><text:s text:c="16"/></text:span><text:span text:style-name="T5">replacement</text:span><text:span text:style-name="T7">="Ausstellung"</text:span></text:p>
            <text:p text:style-name="P29"><text:span text:style-name="T8"><text:s text:c="16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6"/></text:span><text:span text:style-name="T5">pattern</text:span><text:span text:style-name="T7">="\u003C|\u003E|\[|\]|\u0028|\u0029|Formschlagwort|Sondersammlungen"</text:span></text:p>
            <text:p text:style-name="P29"><text:span text:style-name="T8"><text:s text:c="16"/></text:span><text:span text:style-name="T5">replacement</text:span><text:span text:style-name="T7">=""</text:span></text:p>
            <text:p text:style-name="P29"><text:span text:style-name="T8"><text:s text:c="16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29"><text:s text:c="8"/><text:span text:style-name="T13">&lt;!-- SynonymFilter erarbeitet mit Fachferenten Basel, Version 1.0 fertig (12.2011/osc)--&gt;</text:span></text:p>
            <text:p text:style-name="P29"><text:span text:style-name="T12"><text:s text:c="8"/></text:span><text:span text:style-name="T9">&lt;</text:span><text:span text:style-name="T3">filter </text:span><text:span text:style-name="T5">class</text:span><text:span text:style-name="T7">="solr.SynonymFilterFactory" </text:span><text:span text:style-name="T5">synonyms</text:span><text:span text:style-name="T7">="formsynonyms.txt" </text:span><text:span text:style-name="T5">ignoreCase</text:span><text:span text:style-name="T7">="true" </text:span><text:span text:style-name="T5">expand</text:span><text:span text:style-name="T7">="false" </text:span><text:span text:style-name="T5">tokenizerFactory</text:span><text:span text:style-name="T7">="solr.KeywordTokenizerFactory"</text:span><text:span text:style-name="T9">/&gt;</text:span></text:p>
            <text:p text:style-name="P29"><text:soft-page-break/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60" 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text:bookmark-end text:name="__DdeLink__6_1335211414"/></text:p>
            <text:p text:style-name="P3"/>
          </table:table-cell>
          <table:table-cell table:style-name="Table1.B2" office:value-type="string">
            <text:p text:style-name="P22">&lt;!-- <text:span text:style-name="T15">einfach kopiert</text:span>--&gt;</text:p>
            <text:p text:style-name="P31"><text:span text:style-name="T1">&lt;</text:span><text:span text:style-name="T2">fieldType </text:span><text:span text:style-name="T4">name</text:span><text:span text:style-name="T6">="navFieldForm" </text:span><text:span text:style-name="T4">class</text:span><text:span text:style-name="T6">="solr.TextField"</text:span><text:span text:style-name="T1">&gt;</text:span></text:p>
            <text:p text:style-name="P37"><text:s text:c="4"/><text:span text:style-name="T9">&lt;</text:span><text:span text:style-name="T3">analyzer</text:span><text:span text:style-name="T9">&gt;</text:span></text:p>
            <text:p text:style-name="P37"><text:s text:c="8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37"><text:s text:c="8"/><text:span text:style-name="T13">&lt;!-- PatternReplacements / osc --&gt;</text:span></text:p>
            <text:p text:style-name="P37"><text:span text:style-name="T12"><text:s text:c="8"/></text:span><text:span text:style-name="T9">&lt;</text:span><text:span text:style-name="T3">filter </text:span><text:span text:style-name="T5">class</text:span><text:span text:style-name="T7">="solr.PatternReplaceFilterFactory"</text:span></text:p>
            <text:p text:style-name="P37"><text:span text:style-name="T8"><text:s text:c="16"/></text:span><text:span text:style-name="T5">pattern</text:span><text:span text:style-name="T7">="^[0A] Gesamtdarstell.*$"</text:span></text:p>
            <text:p text:style-name="P37"><text:span text:style-name="T8"><text:s text:c="16"/></text:span><text:span text:style-name="T5">replacement</text:span><text:span text:style-name="T7">="Gesamtdarstellung"</text:span></text:p>
            <text:p text:style-name="P37"><text:span text:style-name="T8"><text:s text:c="16"/></text:span><text:span text:style-name="T9">/&gt;</text:span></text:p>
            <text:p text:style-name="P37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37"><text:span text:style-name="T8"><text:s text:c="16"/></text:span><text:span text:style-name="T5">pattern</text:span><text:span text:style-name="T7">="^Kongress \(.*\)"</text:span></text:p>
            <text:p text:style-name="P37"><text:span text:style-name="T8"><text:s text:c="16"/></text:span><text:span text:style-name="T5">replacement</text:span><text:span text:style-name="T7">="Kongressbericht"</text:span></text:p>
            <text:p text:style-name="P37"><text:span text:style-name="T8"><text:s text:c="16"/></text:span><text:span text:style-name="T9">/&gt;</text:span></text:p>
            <text:p text:style-name="P37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37"><text:span text:style-name="T8"><text:s text:c="16"/></text:span><text:span text:style-name="T5">pattern</text:span><text:span text:style-name="T7">="^Ausstellung \(.*\)"</text:span></text:p>
            <text:p text:style-name="P37"><text:span text:style-name="T8"><text:s text:c="16"/></text:span><text:span text:style-name="T5">replacement</text:span><text:span text:style-name="T7">="Ausstellung"</text:span></text:p>
            <text:p text:style-name="P37"><text:span text:style-name="T8"><text:s text:c="16"/></text:span><text:span text:style-name="T9">/&gt;</text:span></text:p>
            <text:p text:style-name="P37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37"><text:span text:style-name="T8"><text:s text:c="16"/></text:span><text:span text:style-name="T5">pattern</text:span><text:span text:style-name="T7">="\u003C|\u003E|\[|\]|\u0028|\u0029|Formschlagwort|Sondersammlungen"</text:span></text:p>
            <text:p text:style-name="P37"><text:span text:style-name="T8"><text:s text:c="16"/></text:span><text:span text:style-name="T5">replacement</text:span><text:span text:style-name="T7">=""</text:span></text:p>
            <text:p text:style-name="P37"><text:span text:style-name="T8"><text:s text:c="16"/></text:span><text:span text:style-name="T9">/&gt;</text:span></text:p>
            <text:p text:style-name="P37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37"><text:s text:c="8"/><text:span text:style-name="T13">&lt;!-- SynonymFilter erarbeitet mit Fachferenten Basel, Version 1.0 fertig (12.2011/osc)--&gt;</text:span></text:p>
            <text:p text:style-name="P37"><text:span text:style-name="T12"><text:s text:c="8"/></text:span><text:span text:style-name="T9">&lt;</text:span><text:span text:style-name="T3">filter </text:span><text:span text:style-name="T5">class</text:span><text:span text:style-name="T7">="solr.SynonymFilterFactory" </text:span><text:span text:style-name="T5">synonyms</text:span><text:span text:style-name="T7">="formsynonyms.txt" </text:span><text:span text:style-name="T5">ignoreCase</text:span><text:span text:style-name="T7">="true" </text:span><text:span text:style-name="T5">expand</text:span><text:span text:style-name="T7">="false" </text:span><text:span text:style-name="T5">tokenizerFactory</text:span><text:span text:style-name="T7">="solr.KeywordTokenizerFactory"</text:span><text:span text:style-name="T9">/&gt;</text:span></text:p>
            <text:p text:style-name="P37"><text:soft-page-break/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60" </text:span><text:span text:style-name="T9">/&gt;</text:span></text:p>
            <text:p text:style-name="P37"><text:s text:c="4"/><text:span text:style-name="T9">&lt;/</text:span><text:span text:style-name="T3">analyzer</text:span><text:span text:style-name="T9">&gt;</text:span></text:p>
            <text:p text:style-name="P13"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4"><text:bookmark-start text:name="__DdeLink__8_1335211414"/><text:span text:style-name="T1">&lt;</text:span><text:span text:style-name="T2">fieldType </text:span><text:span text:style-name="T4">name</text:span><text:span text:style-name="T6">="text_untreated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29"><text:s text:c="4"/><text:span text:style-name="T9">&lt;</text:span><text:span text:style-name="T3">analyzer </text:span><text:span text:style-name="T5">type</text:span><text:span text:style-name="T7">="index"</text:span><text:span text:style-name="T9">&gt;</text:span></text:p>
            <text:p text:style-name="P29"><text:s text:c="8"/><text:span text:style-name="T9">&lt;</text:span><text:span text:style-name="T3">charFilter </text:span><text:span text:style-name="T5">class</text:span><text:span text:style-name="T7">="solr.MappingCharFilterFactory" </text:span><text:span text:style-name="T5">mapping</text:span><text:span text:style-name="T7">="mapping-chars.txt"</text:span><text:span text:style-name="T9">/&gt;</text:span></text:p>
            <text:p text:style-name="P29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WordDelimiterFilterFactory" </text:span></text:p>
            <text:p text:style-name="P29"><text:span text:style-name="T8"><text:s text:c="16"/></text:span><text:span text:style-name="T5">generateWordParts</text:span><text:span text:style-name="T7">="1" </text:span></text:p>
            <text:p text:style-name="P29"><text:span text:style-name="T8"><text:s text:c="16"/></text:span><text:span text:style-name="T5">generateNumberParts</text:span><text:span text:style-name="T7">="1" </text:span></text:p>
            <text:p text:style-name="P29"><text:span text:style-name="T8"><text:s text:c="16"/></text:span><text:span text:style-name="T5">catenateWords</text:span><text:span text:style-name="T7">="1" </text:span></text:p>
            <text:p text:style-name="P29"><text:span text:style-name="T8"><text:s text:c="16"/></text:span><text:span text:style-name="T5">catenateNumbers</text:span><text:span text:style-name="T7">="1" </text:span></text:p>
            <text:p text:style-name="P29"><text:span text:style-name="T8"><text:s text:c="16"/></text:span><text:span text:style-name="T5">catenateAll</text:span><text:span text:style-name="T7">="0" </text:span></text:p>
            <text:p text:style-name="P29"><text:span text:style-name="T8"><text:s text:c="16"/></text:span><text:span text:style-name="T5">splitOnCaseChange</text:span><text:span text:style-name="T7">="1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CJKWidth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CJKBigram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ReversedWildcardFilt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29"><text:s text:c="4"/><text:span text:style-name="T9">&lt;</text:span><text:span text:style-name="T3">analyzer </text:span><text:span text:style-name="T5">type</text:span><text:span text:style-name="T7">="query"</text:span><text:span text:style-name="T9">&gt;</text:span></text:p>
            <text:p text:style-name="P29"><text:s text:c="8"/><text:span text:style-name="T9">&lt;</text:span><text:span text:style-name="T3">charFilter </text:span><text:span text:style-name="T5">class</text:span><text:span text:style-name="T7">="solr.MappingCharFilterFactory" </text:span><text:span text:style-name="T5">mapping</text:span><text:span text:style-name="T7">="mapping-chars.txt"</text:span><text:span text:style-name="T9">/&gt;</text:span></text:p>
            <text:p text:style-name="P29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WordDelimiterFilterFactory" </text:span></text:p>
            <text:p text:style-name="P29"><text:span text:style-name="T8"><text:s text:c="16"/></text:span><text:span text:style-name="T5">generateWordParts</text:span><text:span text:style-name="T7">="1" </text:span></text:p>
            <text:p text:style-name="P29"><text:span text:style-name="T8"><text:s text:c="16"/></text:span><text:span text:style-name="T5">generateNumberParts</text:span><text:span text:style-name="T7">="1" </text:span></text:p>
            <text:p text:style-name="P29"><text:span text:style-name="T8"><text:s text:c="16"/></text:span><text:span text:style-name="T5">catenateWords</text:span><text:span text:style-name="T7">="0" </text:span></text:p>
            <text:p text:style-name="P29"><text:span text:style-name="T8"><text:s text:c="16"/></text:span><text:span text:style-name="T5">catenateNumbers</text:span><text:span text:style-name="T7">="0" </text:span></text:p>
            <text:p text:style-name="P29"><text:span text:style-name="T8"><text:s text:c="16"/></text:span><text:span text:style-name="T5">catenateAll</text:span><text:span text:style-name="T7">="0" </text:span></text:p>
            <text:p text:style-name="P29"><text:span text:style-name="T8"><text:s text:c="16"/></text:span><text:span text:style-name="T5">splitOnCaseChange</text:span><text:span text:style-name="T7">="1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CJKWidth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CJKBigramFilterFactory"</text:span><text:span text:style-name="T9">/&gt;</text:span></text:p>
            <text:p text:style-name="P29"><text:soft-page-break/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text:bookmark-end text:name="__DdeLink__8_1335211414"/></text:p>
            <text:p text:style-name="P21"/>
          </table:table-cell>
          <table:table-cell table:style-name="Table1.B2" office:value-type="string">
            <text:p text:style-name="P6"><text:span text:style-name="T1">&lt;!-- einfach kopiert --&gt;</text:span></text:p>
            <text:p text:style-name="P5"><text:span text:style-name="T1"/></text:p>
            <text:p text:style-name="P5"><text:span text:style-name="T1">&lt;</text:span><text:span text:style-name="T2">fieldType </text:span><text:span text:style-name="T4">name</text:span><text:span text:style-name="T6">="text_untreated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38"><text:s text:c="4"/><text:span text:style-name="T9">&lt;</text:span><text:span text:style-name="T3">analyzer </text:span><text:span text:style-name="T5">type</text:span><text:span text:style-name="T7">="index"</text:span><text:span text:style-name="T9">&gt;</text:span></text:p>
            <text:p text:style-name="P38"><text:s text:c="8"/><text:span text:style-name="T9">&lt;</text:span><text:span text:style-name="T3">charFilter </text:span><text:span text:style-name="T5">class</text:span><text:span text:style-name="T7">="solr.MappingCharFilterFactory" </text:span><text:span text:style-name="T5">mapping</text:span><text:span text:style-name="T7">="mapping-chars.txt"</text:span><text:span text:style-name="T9">/&gt;</text:span></text:p>
            <text:p text:style-name="P38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WordDelimiterFilterFactory" </text:span></text:p>
            <text:p text:style-name="P38"><text:span text:style-name="T8"><text:s text:c="16"/></text:span><text:span text:style-name="T5">generateWordParts</text:span><text:span text:style-name="T7">="1" </text:span></text:p>
            <text:p text:style-name="P38"><text:span text:style-name="T8"><text:s text:c="16"/></text:span><text:span text:style-name="T5">generateNumberParts</text:span><text:span text:style-name="T7">="1" </text:span></text:p>
            <text:p text:style-name="P38"><text:span text:style-name="T8"><text:s text:c="16"/></text:span><text:span text:style-name="T5">catenateWords</text:span><text:span text:style-name="T7">="1" </text:span></text:p>
            <text:p text:style-name="P38"><text:span text:style-name="T8"><text:s text:c="16"/></text:span><text:span text:style-name="T5">catenateNumbers</text:span><text:span text:style-name="T7">="1" </text:span></text:p>
            <text:p text:style-name="P38"><text:span text:style-name="T8"><text:s text:c="16"/></text:span><text:span text:style-name="T5">catenateAll</text:span><text:span text:style-name="T7">="0" </text:span></text:p>
            <text:p text:style-name="P38"><text:span text:style-name="T8"><text:s text:c="16"/></text:span><text:span text:style-name="T5">splitOnCaseChange</text:span><text:span text:style-name="T7">="1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CJKWidthFilt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CJKBigramFilt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ReversedWildcardFilterFactory" 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38"><text:s text:c="4"/><text:span text:style-name="T9">&lt;/</text:span><text:span text:style-name="T3">analyzer</text:span><text:span text:style-name="T9">&gt;</text:span></text:p>
            <text:p text:style-name="P38"><text:s text:c="4"/><text:span text:style-name="T9">&lt;</text:span><text:span text:style-name="T3">analyzer </text:span><text:span text:style-name="T5">type</text:span><text:span text:style-name="T7">="query"</text:span><text:span text:style-name="T9">&gt;</text:span></text:p>
            <text:p text:style-name="P38"><text:s text:c="8"/><text:span text:style-name="T9">&lt;</text:span><text:span text:style-name="T3">charFilter </text:span><text:span text:style-name="T5">class</text:span><text:span text:style-name="T7">="solr.MappingCharFilterFactory" </text:span><text:span text:style-name="T5">mapping</text:span><text:span text:style-name="T7">="mapping-chars.txt"</text:span><text:span text:style-name="T9">/&gt;</text:span></text:p>
            <text:p text:style-name="P38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WordDelimiterFilterFactory" </text:span></text:p>
            <text:p text:style-name="P38"><text:span text:style-name="T8"><text:s text:c="16"/></text:span><text:span text:style-name="T5">generateWordParts</text:span><text:span text:style-name="T7">="1" </text:span></text:p>
            <text:p text:style-name="P38"><text:span text:style-name="T8"><text:s text:c="16"/></text:span><text:span text:style-name="T5">generateNumberParts</text:span><text:span text:style-name="T7">="1" </text:span></text:p>
            <text:p text:style-name="P38"><text:span text:style-name="T8"><text:s text:c="16"/></text:span><text:span text:style-name="T5">catenateWords</text:span><text:span text:style-name="T7">="0" </text:span></text:p>
            <text:p text:style-name="P38"><text:span text:style-name="T8"><text:s text:c="16"/></text:span><text:span text:style-name="T5">catenateNumbers</text:span><text:span text:style-name="T7">="0" </text:span></text:p>
            <text:p text:style-name="P38"><text:soft-page-break/><text:span text:style-name="T8"><text:s text:c="16"/></text:span><text:span text:style-name="T5">catenateAll</text:span><text:span text:style-name="T7">="0" </text:span></text:p>
            <text:p text:style-name="P38"><text:span text:style-name="T8"><text:s text:c="16"/></text:span><text:span text:style-name="T5">splitOnCaseChange</text:span><text:span text:style-name="T7">="1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CJKWidthFilt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CJKBigramFilterFactory"</text:span><text:span text:style-name="T9">/&gt;</text:span></text:p>
            <text:p text:style-name="P38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38"><text:s text:c="4"/><text:span text:style-name="T9">&lt;/</text:span><text:span text:style-name="T3">analyzer</text:span><text:span text:style-name="T9">&gt;</text:span></text:p>
            <text:p text:style-name="P14"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4"><text:bookmark-start text:name="__DdeLink__10_1335211414"/><text:span text:style-name="T1">&lt;</text:span><text:span text:style-name="T2">fieldType </text:span><text:span text:style-name="T4">name</text:span><text:span text:style-name="T6">="isn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29"><text:s text:c="4"/><text:span text:style-name="T9">&lt;</text:span><text:span text:style-name="T3">analyzer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PatternTokenizerFactory" </text:span><text:span text:style-name="T5">pattern</text:span><text:span text:style-name="T7">="^(\S*)\s*.*$" </text:span><text:span text:style-name="T5">group</text:span><text:span text:style-name="T7">="1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LowerCase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2"/></text:span><text:span text:style-name="T5">pattern</text:span><text:span text:style-name="T7">="^(\([a-z]+\))vtls0"</text:span></text:p>
            <text:p text:style-name="P29"><text:span text:style-name="T8"><text:s text:c="12"/></text:span><text:span text:style-name="T5">replacement</text:span><text:span text:style-name="T7">="$10"</text:span></text:p>
            <text:p text:style-name="P29"><text:span text:style-name="T8"><text:s text:c="12"/></text:span><text:span text:style-name="T5">replace</text:span><text:span text:style-name="T7">="all"</text:span></text:p>
            <text:p text:style-name="P29"><text:span text:style-name="T8"><text:s text:c="8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2"/></text:span><text:span text:style-name="T5">pattern</text:span><text:span text:style-name="T7">="[^\w]+"</text:span></text:p>
            <text:p text:style-name="P29"><text:span text:style-name="T8"><text:s text:c="12"/></text:span><text:span text:style-name="T5">replacement</text:span><text:span text:style-name="T7">=""</text:span></text:p>
            <text:p text:style-name="P29"><text:span text:style-name="T8"><text:s text:c="12"/></text:span><text:span text:style-name="T5">replace</text:span><text:span text:style-name="T7">="all"</text:span></text:p>
            <text:p text:style-name="P29"><text:span text:style-name="T8"><text:s text:c="8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100" 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text:bookmark-end text:name="__DdeLink__10_1335211414"/></text:p>
            <text:p text:style-name="P4"/>
          </table:table-cell>
          <table:table-cell table:style-name="Table1.B2" office:value-type="string">
            <text:p text:style-name="P8"><text:span text:style-name="T1">&lt;!-- einfach kopiert --&gt;</text:span></text:p>
            <text:p text:style-name="P7"><text:span text:style-name="T1"/></text:p>
            <text:p text:style-name="P7"><text:span text:style-name="T1">&lt;</text:span><text:span text:style-name="T2">fieldType </text:span><text:span text:style-name="T4">name</text:span><text:span text:style-name="T6">="isn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39"><text:s text:c="4"/><text:span text:style-name="T9">&lt;</text:span><text:span text:style-name="T3">analyzer</text:span><text:span text:style-name="T9">&gt;</text:span></text:p>
            <text:p text:style-name="P39"><text:s text:c="8"/><text:span text:style-name="T9">&lt;</text:span><text:span text:style-name="T3">tokenizer </text:span><text:span text:style-name="T5">class</text:span><text:span text:style-name="T7">="solr.PatternTokenizerFactory" </text:span><text:span text:style-name="T5">pattern</text:span><text:span text:style-name="T7">="^(\S*)\s*.*$" </text:span><text:span text:style-name="T5">group</text:span><text:span text:style-name="T7">="1"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LowerCaseFilterFactory"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39"><text:span text:style-name="T8"><text:s text:c="12"/></text:span><text:span text:style-name="T5">pattern</text:span><text:span text:style-name="T7">="^(\([a-z]+\))vtls0"</text:span></text:p>
            <text:p text:style-name="P39"><text:span text:style-name="T8"><text:s text:c="12"/></text:span><text:span text:style-name="T5">replacement</text:span><text:span text:style-name="T7">="$10"</text:span></text:p>
            <text:p text:style-name="P39"><text:span text:style-name="T8"><text:s text:c="12"/></text:span><text:span text:style-name="T5">replace</text:span><text:span text:style-name="T7">="all"</text:span></text:p>
            <text:p text:style-name="P39"><text:span text:style-name="T8"><text:s text:c="8"/>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PatternReplaceFilterFactory"</text:span></text:p>
            <text:p text:style-name="P39"><text:span text:style-name="T8"><text:s text:c="12"/></text:span><text:span text:style-name="T5">pattern</text:span><text:span text:style-name="T7">="[^\w]+"</text:span></text:p>
            <text:p text:style-name="P39"><text:span text:style-name="T8"><text:s text:c="12"/></text:span><text:span text:style-name="T5">replacement</text:span><text:span text:style-name="T7">=""</text:span></text:p>
            <text:p text:style-name="P39"><text:span text:style-name="T8"><text:s text:c="12"/></text:span><text:span text:style-name="T5">replace</text:span><text:span text:style-name="T7">="all"</text:span></text:p>
            <text:p text:style-name="P39"><text:span text:style-name="T8"><text:s text:c="8"/>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100" </text:span><text:span text:style-name="T9">/&gt;</text:span></text:p>
            <text:p text:style-name="P39"><text:s text:c="4"/><text:span text:style-name="T9">&lt;/</text:span><text:span text:style-name="T3">analyzer</text:span><text:span text:style-name="T9">&gt;</text:span></text:p>
            <text:p text:style-name="P15"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21"><text:bookmark-start text:name="__DdeLink__12_1335211414"/>&lt;!-- stringlike : Feldtyp fuer Klassifikationen und Codes, lowercase und trunkierbar --&gt;</text:p>
            <text:p text:style-name="P30"><text:span text:style-name="T1">&lt;</text:span><text:span text:style-name="T2">fieldType </text:span><text:span text:style-name="T4">name</text:span><text:span text:style-name="T6">="stringlike" </text:span><text:span text:style-name="T4">class</text:span><text:span text:style-name="T6">="solr.TextField"</text:span><text:span text:style-name="T1">&gt;</text:span></text:p>
            <text:p text:style-name="P29"><text:soft-page-break/><text:s text:c="4"/><text:span text:style-name="T9">&lt;</text:span><text:span text:style-name="T3">analyzer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LowerCaseFilt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100" 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text:bookmark-end text:name="__DdeLink__12_1335211414"/></text:p>
            <text:p text:style-name="P4"/>
          </table:table-cell>
          <table:table-cell table:style-name="Table1.B2" office:value-type="string">
            <text:p text:style-name="P23">&lt;!-- <text:span text:style-name="T16">einfach kopiert</text:span> --&gt;</text:p>
            <text:p text:style-name="P32"><text:span text:style-name="T1">&lt;</text:span><text:span text:style-name="T2">fieldType </text:span><text:span text:style-name="T4">name</text:span><text:span text:style-name="T6">="stringlike" </text:span><text:span text:style-name="T4">class</text:span><text:span text:style-name="T6">="solr.TextField"</text:span><text:span text:style-name="T1">&gt;</text:span></text:p>
            <text:p text:style-name="P39"><text:s text:c="4"/><text:span text:style-name="T9">&lt;</text:span><text:span text:style-name="T3">analyzer</text:span><text:span text:style-name="T9">&gt;</text:span></text:p>
            <text:p text:style-name="P39"><text:soft-page-break/><text:s text:c="8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LowerCaseFilterFactory" 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39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2" </text:span><text:span text:style-name="T5">max</text:span><text:span text:style-name="T7">="100" </text:span><text:span text:style-name="T9">/&gt;</text:span></text:p>
            <text:p text:style-name="P39"><text:s text:c="4"/><text:span text:style-name="T9">&lt;/</text:span><text:span text:style-name="T3">analyzer</text:span><text:span text:style-name="T9">&gt;</text:span></text:p>
            <text:p text:style-name="P15"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4"><text:bookmark-start text:name="__DdeLink__14_1335211414"/><text:s text:c="3"/><text:span text:style-name="T12">&lt;!-- callnum : Feldtyp fuer Signaturen. Ev. spaeter wieder mit stringlike zusammenfuehren --&gt;</text:span></text:p>
            <text:p text:style-name="P30"><text:span text:style-name="T1">&lt;</text:span><text:span text:style-name="T2">fieldType </text:span><text:span text:style-name="T4">name</text:span><text:span text:style-name="T6">="callnum" </text:span><text:span text:style-name="T4">class</text:span><text:span text:style-name="T6">="solr.TextField"</text:span><text:span text:style-name="T1">&gt;</text:span></text:p>
            <text:p text:style-name="P29"><text:s text:c="7"/><text:span text:style-name="T9">&lt;</text:span><text:span text:style-name="T3">analyzer</text:span><text:span text:style-name="T9">&gt;</text:span></text:p>
            <text:p text:style-name="P29"><text:s text:c="11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29"><text:s text:c="11"/><text:span text:style-name="T9">&lt;</text:span><text:span text:style-name="T3">filter </text:span><text:span text:style-name="T5">class</text:span><text:span text:style-name="T7">="solr.LowerCaseFilterFactory" </text:span><text:span text:style-name="T9">/&gt;</text:span></text:p>
            <text:p text:style-name="P29"><text:s text:c="11"/><text:span text:style-name="T9">&lt;</text:span><text:span text:style-name="T3">filter </text:span><text:span text:style-name="T5">class</text:span><text:span text:style-name="T7">="solr.PatternReplaceFilterFactory"</text:span></text:p>
            <text:p text:style-name="P29"><text:span text:style-name="T8"><text:s text:c="19"/></text:span><text:span text:style-name="T5">pattern</text:span><text:span text:style-name="T7">="\u0020"</text:span></text:p>
            <text:p text:style-name="P29"><text:span text:style-name="T8"><text:s text:c="19"/></text:span><text:span text:style-name="T5">replacement</text:span><text:span text:style-name="T7">=""</text:span></text:p>
            <text:p text:style-name="P29"><text:span text:style-name="T8"><text:s text:c="19"/></text:span><text:span text:style-name="T5">replace</text:span><text:span text:style-name="T7">="all"</text:span></text:p>
            <text:p text:style-name="P29"><text:span text:style-name="T8"><text:s text:c="19"/></text:span><text:span text:style-name="T9">/&gt;</text:span></text:p>
            <text:p text:style-name="P29"><text:s text:c="11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29"><text:s text:c="7"/><text:span text:style-name="T9">&lt;/</text:span><text:span text:style-name="T3">analyzer</text:span><text:span text:style-name="T9">&gt;</text:span></text:p>
            <text:p text:style-name="P2"><text:s text:c="3"/><text:span text:style-name="T9">&lt;/</text:span><text:span text:style-name="T3">fieldType</text:span><text:span text:style-name="T9">&gt;</text:span><text:bookmark-end text:name="__DdeLink__14_1335211414"/></text:p>
            <text:p text:style-name="P21"/>
          </table:table-cell>
          <table:table-cell table:style-name="Table1.B2" office:value-type="string">
            <text:p text:style-name="P9"><text:s text:c="3"/><text:span text:style-name="T12">&lt;!-- </text:span><text:span text:style-name="T14">einfach kopiert</text:span><text:span text:style-name="T12"> --&gt;</text:span></text:p>
            <text:p text:style-name="P33"><text:span text:style-name="T1">&lt;</text:span><text:span text:style-name="T2">fieldType </text:span><text:span text:style-name="T4">name</text:span><text:span text:style-name="T6">="callnum" </text:span><text:span text:style-name="T4">class</text:span><text:span text:style-name="T6">="solr.TextField"</text:span><text:span text:style-name="T1">&gt;</text:span></text:p>
            <text:p text:style-name="P40"><text:s text:c="7"/><text:span text:style-name="T9">&lt;</text:span><text:span text:style-name="T3">analyzer</text:span><text:span text:style-name="T9">&gt;</text:span></text:p>
            <text:p text:style-name="P40"><text:s text:c="11"/><text:span text:style-name="T9">&lt;</text:span><text:span text:style-name="T3">tokenizer </text:span><text:span text:style-name="T5">class</text:span><text:span text:style-name="T7">="solr.KeywordTokenizerFactory" </text:span><text:span text:style-name="T9">/&gt;</text:span></text:p>
            <text:p text:style-name="P40"><text:s text:c="11"/><text:span text:style-name="T9">&lt;</text:span><text:span text:style-name="T3">filter </text:span><text:span text:style-name="T5">class</text:span><text:span text:style-name="T7">="solr.LowerCaseFilterFactory" </text:span><text:span text:style-name="T9">/&gt;</text:span></text:p>
            <text:p text:style-name="P40"><text:s text:c="11"/><text:span text:style-name="T9">&lt;</text:span><text:span text:style-name="T3">filter </text:span><text:span text:style-name="T5">class</text:span><text:span text:style-name="T7">="solr.PatternReplaceFilterFactory"</text:span></text:p>
            <text:p text:style-name="P40"><text:span text:style-name="T8"><text:s text:c="19"/></text:span><text:span text:style-name="T5">pattern</text:span><text:span text:style-name="T7">="\u0020"</text:span></text:p>
            <text:p text:style-name="P40"><text:span text:style-name="T8"><text:s text:c="19"/></text:span><text:span text:style-name="T5">replacement</text:span><text:span text:style-name="T7">=""</text:span></text:p>
            <text:p text:style-name="P40"><text:span text:style-name="T8"><text:s text:c="19"/></text:span><text:span text:style-name="T5">replace</text:span><text:span text:style-name="T7">="all"</text:span></text:p>
            <text:p text:style-name="P40"><text:span text:style-name="T8"><text:s text:c="19"/></text:span><text:span text:style-name="T9">/&gt;</text:span></text:p>
            <text:p text:style-name="P40"><text:s text:c="11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40"><text:s text:c="7"/><text:span text:style-name="T9">&lt;/</text:span><text:span text:style-name="T3">analyzer</text:span><text:span text:style-name="T9">&gt;</text:span></text:p>
            <text:p text:style-name="P16"><text:s text:c="3"/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21"><text:bookmark-start text:name="__DdeLink__16_1335211414"/>&lt;!-- text_stemmed : Feldtyp fuer Text, gestemmed, tieferes boosting --&gt;</text:p>
            <text:p text:style-name="P30"><text:span text:style-name="T1">&lt;</text:span><text:span text:style-name="T2">fieldType </text:span><text:span text:style-name="T4">name</text:span><text:span text:style-name="T6">="text_stemmed" </text:span><text:span text:style-name="T4">class</text:span><text:span text:style-name="T6">="solr.TextField" </text:span><text:span text:style-name="T4">positionIncrementGap</text:span><text:span text:style-name="T6">="100" </text:span><text:span text:style-name="T1">&gt;</text:span></text:p>
            <text:p text:style-name="P29"><text:s text:c="4"/><text:span text:style-name="T9">&lt;</text:span><text:span text:style-name="T3">analyzer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WhitespaceTokenizerFactory" </text:span><text:span text:style-name="T9">/&gt;</text:span></text:p>
            <text:p text:style-name="P29"><text:s text:c="8"/><text:span text:style-name="T13">&lt;!-- <text:s text:c="9"/>&lt;filter class="solr.ICUFoldingFilterFactory" /&gt;</text:span></text:p>
            <text:p text:style-name="P46"><text:s text:c="18"/><text:span text:style-name="T11">&lt;filter class="solr.LowerCaseFilterFactory" /&gt;</text:span></text:p>
            <text:p text:style-name="P46"><text:s text:c="22"/><text:span text:style-name="T11">&lt;filter </text:span><text:soft-page-break/><text:span text:style-name="T11">class="solr.KStemFilterFactory" /&gt; --&gt;</text:span></text:p>
            <text:p text:style-name="P46"><text:s text:c="8"/><text:span text:style-name="T11">&lt;!-- <text:s text:c="6"/>ev. koennen hier verschiedene Sprachstemmer (eng, fre, ita) sequentiell geschaltet werden??? --&gt;</text:span></text:p>
            <text:p text:style-name="P29"><text:span text:style-name="T12"><text:s text:c="8"/></text:span><text:span text:style-name="T9">&lt;</text:span><text:span text:style-name="T3">filter </text:span><text:span text:style-name="T5">class</text:span><text:span text:style-name="T7">="solr.SnowballPorterFilterFactory" </text:span><text:span text:style-name="T5">language</text:span><text:span text:style-name="T7">="German2" 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RemoveDuplicatesTokenFilterFactory" 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text:bookmark-end text:name="__DdeLink__16_1335211414"/></text:p>
            <text:p text:style-name="P4"/>
          </table:table-cell>
          <table:table-cell table:style-name="Table1.B2" office:value-type="string">
            <text:p text:style-name="P24">&lt;!-- <text:span text:style-name="T17">einfach kopiert</text:span> --&gt;</text:p>
            <text:p text:style-name="P33"><text:span text:style-name="T1">&lt;</text:span><text:span text:style-name="T2">fieldType </text:span><text:span text:style-name="T4">name</text:span><text:span text:style-name="T6">="text_stemmed" </text:span><text:span text:style-name="T4">class</text:span><text:span text:style-name="T6">="solr.TextField" </text:span><text:span text:style-name="T4">positionIncrementGap</text:span><text:span text:style-name="T6">="100" </text:span><text:span text:style-name="T1">&gt;</text:span></text:p>
            <text:p text:style-name="P40"><text:s text:c="4"/><text:span text:style-name="T9">&lt;</text:span><text:span text:style-name="T3">analyzer</text:span><text:span text:style-name="T9">&gt;</text:span></text:p>
            <text:p text:style-name="P40"><text:s text:c="8"/><text:span text:style-name="T9">&lt;</text:span><text:span text:style-name="T3">tokenizer </text:span><text:span text:style-name="T5">class</text:span><text:span text:style-name="T7">="solr.WhitespaceTokenizerFactory" </text:span><text:span text:style-name="T9">/&gt;</text:span></text:p>
            <text:p text:style-name="P40"><text:s text:c="8"/><text:span text:style-name="T13">&lt;!-- <text:s text:c="9"/>&lt;filter class="solr.ICUFoldingFilterFactory" /&gt;</text:span></text:p>
            <text:p text:style-name="P50"><text:s text:c="18"/><text:span text:style-name="T11">&lt;filter class="solr.LowerCaseFilterFactory" /&gt;</text:span></text:p>
            <text:p text:style-name="P50"><text:s text:c="22"/><text:span text:style-name="T11">&lt;filter class="solr.KStemFilterFactory" /&gt; --&gt;</text:span></text:p>
            <text:p text:style-name="P50"><text:soft-page-break/><text:s text:c="8"/><text:span text:style-name="T11">&lt;!-- <text:s text:c="6"/>ev. koennen hier verschiedene Sprachstemmer (eng, fre, ita) sequentiell geschaltet werden??? --&gt;</text:span></text:p>
            <text:p text:style-name="P40"><text:span text:style-name="T12"><text:s text:c="8"/></text:span><text:span text:style-name="T9">&lt;</text:span><text:span text:style-name="T3">filter </text:span><text:span text:style-name="T5">class</text:span><text:span text:style-name="T7">="solr.SnowballPorterFilterFactory" </text:span><text:span text:style-name="T5">language</text:span><text:span text:style-name="T7">="German2" </text:span><text:span text:style-name="T9">/&gt;</text:span></text:p>
            <text:p text:style-name="P40"><text:s text:c="8"/><text:span text:style-name="T9">&lt;</text:span><text:span text:style-name="T3">filter </text:span><text:span text:style-name="T5">class</text:span><text:span text:style-name="T7">="solr.RemoveDuplicatesTokenFilterFactory" </text:span><text:span text:style-name="T9">/&gt;</text:span></text:p>
            <text:p text:style-name="P40"><text:s text:c="4"/><text:span text:style-name="T9">&lt;/</text:span><text:span text:style-name="T3">analyzer</text:span><text:span text:style-name="T9">&gt;</text:span></text:p>
            <text:p text:style-name="P16"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21"><text:bookmark-start text:name="__DdeLink__18_1335211414"/>&lt;!-- text_substringed : Feldtyp fuer Text mit n-grams fuer wildcard-searches --&gt;</text:p>
            <text:p text:style-name="P47">&lt;!--</text:p>
            <text:p text:style-name="P47">with Solr 4 we used the sidefront attribute which was removed with Solr5</text:p>
            <text:p text:style-name="P47">compare: http://stackoverflow.com/questions/28807427/edgengramfilterfactory-change-in-solr5</text:p>
            <text:p text:style-name="P47">side=front is now default - how to reverse this? which filter?</text:p>
            <text:p text:style-name="P47">--&gt;</text:p>
            <text:p text:style-name="P30"><text:span text:style-name="T1">&lt;</text:span><text:span text:style-name="T2">fieldType </text:span><text:span text:style-name="T4">name</text:span><text:span text:style-name="T6">="text_substringed" </text:span><text:span text:style-name="T4">class</text:span><text:span text:style-name="T6">="solr.TextField" </text:span><text:span text:style-name="T4">positionIncrementGap</text:span><text:span text:style-name="T6">="100" </text:span><text:span text:style-name="T1">&gt;</text:span></text:p>
            <text:p text:style-name="P29"><text:s text:c="4"/><text:span text:style-name="T9">&lt;</text:span><text:span text:style-name="T3">analyzer </text:span><text:span text:style-name="T5">type</text:span><text:span text:style-name="T7">="index"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WhitespaceTokenizerFactory" </text:span><text:span text:style-name="T9">/&gt;</text:span></text:p>
            <text:p text:style-name="P29"><text:s text:c="8"/><text:span text:style-name="T13">&lt;!-- <text:s text:c="9"/>&lt;filter class="solr.ICUFoldingFilterFactory" /&gt;</text:span></text:p>
            <text:p text:style-name="P46"><text:s text:c="18"/><text:span text:style-name="T11">&lt;filter class="solr.ICUNormalizer2FilterFactory" name="nfkc" mode="decompose" /&gt;</text:span></text:p>
            <text:p text:style-name="P46"><text:s text:c="18"/><text:span text:style-name="T11">&lt;filter class="solr.LowerCaseFilterFactory" /&gt;--&gt;</text:span></text:p>
            <text:p text:style-name="P29"><text:span text:style-name="T12"><text:s text:c="8"/></text:span><text:span text:style-name="T9">&lt;</text:span><text:span text:style-name="T3">filter </text:span><text:span text:style-name="T5">class</text:span><text:span text:style-name="T7">="solr.EdgeNGramFilterFactory"</text:span></text:p>
            <text:p text:style-name="P29"><text:span text:style-name="T8"><text:s text:c="16"/></text:span><text:span text:style-name="T5">minGramSize</text:span><text:span text:style-name="T7">="3"</text:span></text:p>
            <text:p text:style-name="P29"><text:span text:style-name="T8"><text:s text:c="16"/></text:span><text:span text:style-name="T5">maxGramSize</text:span><text:span text:style-name="T7">="10"</text:span></text:p>
            <text:p text:style-name="P29"><text:span text:style-name="T8"><text:s text:c="16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RemoveDuplicatesTokenFilterFactory" 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29"><text:s text:c="4"/><text:span text:style-name="T9">&lt;</text:span><text:span text:style-name="T3">analyzer </text:span><text:span text:style-name="T5">type</text:span><text:span text:style-name="T7">="query"</text:span><text:span text:style-name="T9">&gt;</text:span></text:p>
            <text:p text:style-name="P29"><text:soft-page-break/><text:s text:c="8"/><text:span text:style-name="T9">&lt;</text:span><text:span text:style-name="T3">tokenizer </text:span><text:span text:style-name="T5">class</text:span><text:span text:style-name="T7">="solr.WhitespaceTokenizerFactory" </text:span><text:span text:style-name="T9">/&gt;</text:span></text:p>
            <text:p text:style-name="P29"><text:s text:c="8"/><text:span text:style-name="T13">&lt;!--filter class="solr.ICUFoldingFilterFactory" /&gt;</text:span></text:p>
            <text:p text:style-name="P46"><text:s text:c="8"/><text:span text:style-name="T11">&lt;filter class="solr.LowerCaseFilterFactory" /&gt;--&gt;</text:span></text:p>
            <text:p text:style-name="P29"><text:span text:style-name="T12"><text:s text:c="4"/></text:span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text:bookmark-end text:name="__DdeLink__18_1335211414"/></text:p>
            <text:p text:style-name="P21"/>
          </table:table-cell>
          <table:table-cell table:style-name="Table1.B2" office:value-type="string">
            <text:p text:style-name="P25">&lt;!-- <text:span text:style-name="T18">einfach kopiert</text:span><text:line-break/><text:span text:style-name="T18">t</text:span>ext_substringed : Feldtyp fuer Text mit n-grams fuer wildcard-searches --&gt;</text:p>
            <text:p text:style-name="P48">&lt;!--</text:p>
            <text:p text:style-name="P48">with Solr 4 we used the sidefront attribute which was removed with Solr5</text:p>
            <text:p text:style-name="P48">compare: http://stackoverflow.com/questions/28807427/edgengramfilterfactory-change-in-solr5</text:p>
            <text:p text:style-name="P48">side=front is now default - how to reverse this? which filter?</text:p>
            <text:p text:style-name="P48">--&gt;</text:p>
            <text:p text:style-name="P34"><text:span text:style-name="T1">&lt;</text:span><text:span text:style-name="T2">fieldType </text:span><text:span text:style-name="T4">name</text:span><text:span text:style-name="T6">="text_substringed" </text:span><text:span text:style-name="T4">class</text:span><text:span text:style-name="T6">="solr.TextField" </text:span><text:span text:style-name="T4">positionIncrementGap</text:span><text:span text:style-name="T6">="100" </text:span><text:span text:style-name="T1">&gt;</text:span></text:p>
            <text:p text:style-name="P41"><text:s text:c="4"/><text:span text:style-name="T9">&lt;</text:span><text:span text:style-name="T3">analyzer </text:span><text:span text:style-name="T5">type</text:span><text:span text:style-name="T7">="index"</text:span><text:span text:style-name="T9">&gt;</text:span></text:p>
            <text:p text:style-name="P41"><text:s text:c="8"/><text:span text:style-name="T9">&lt;</text:span><text:span text:style-name="T3">tokenizer </text:span><text:span text:style-name="T5">class</text:span><text:span text:style-name="T7">="solr.WhitespaceTokenizerFactory" </text:span><text:span text:style-name="T9">/&gt;</text:span></text:p>
            <text:p text:style-name="P41"><text:s text:c="8"/><text:span text:style-name="T13">&lt;!-- <text:s text:c="9"/>&lt;filter class="solr.ICUFoldingFilterFactory" /&gt;</text:span></text:p>
            <text:p text:style-name="P51"><text:s text:c="18"/><text:span text:style-name="T11">&lt;filter class="solr.ICUNormalizer2FilterFactory" name="nfkc" mode="decompose" /&gt;</text:span></text:p>
            <text:p text:style-name="P51"><text:s text:c="18"/><text:span text:style-name="T11">&lt;filter class="solr.LowerCaseFilterFactory" /&gt;--&gt;</text:span></text:p>
            <text:p text:style-name="P41"><text:span text:style-name="T12"><text:s text:c="8"/></text:span><text:span text:style-name="T9">&lt;</text:span><text:span text:style-name="T3">filter </text:span><text:span text:style-name="T5">class</text:span><text:span text:style-name="T7">="solr.EdgeNGramFilterFactory"</text:span></text:p>
            <text:p text:style-name="P41"><text:span text:style-name="T8"><text:s text:c="16"/></text:span><text:span text:style-name="T5">minGramSize</text:span><text:span text:style-name="T7">="3"</text:span></text:p>
            <text:p text:style-name="P41"><text:span text:style-name="T8"><text:s text:c="16"/></text:span><text:span text:style-name="T5">maxGramSize</text:span><text:span text:style-name="T7">="10"</text:span></text:p>
            <text:p text:style-name="P41"><text:span text:style-name="T8"><text:s text:c="16"/></text:span><text:span text:style-name="T9">/&gt;</text:span></text:p>
            <text:p text:style-name="P41"><text:s text:c="8"/><text:span text:style-name="T9">&lt;</text:span><text:span text:style-name="T3">filter </text:span><text:span text:style-name="T5">class</text:span><text:span text:style-name="T7">="solr.RemoveDuplicatesTokenFilterFactory" </text:span><text:span text:style-name="T9">/&gt;</text:span></text:p>
            <text:p text:style-name="P41"><text:s text:c="4"/><text:span text:style-name="T9">&lt;/</text:span><text:span text:style-name="T3">analyzer</text:span><text:span text:style-name="T9">&gt;</text:span></text:p>
            <text:p text:style-name="P41"><text:soft-page-break/><text:s text:c="4"/><text:span text:style-name="T9">&lt;</text:span><text:span text:style-name="T3">analyzer </text:span><text:span text:style-name="T5">type</text:span><text:span text:style-name="T7">="query"</text:span><text:span text:style-name="T9">&gt;</text:span></text:p>
            <text:p text:style-name="P41"><text:s text:c="8"/><text:span text:style-name="T9">&lt;</text:span><text:span text:style-name="T3">tokenizer </text:span><text:span text:style-name="T5">class</text:span><text:span text:style-name="T7">="solr.WhitespaceTokenizerFactory" </text:span><text:span text:style-name="T9">/&gt;</text:span></text:p>
            <text:p text:style-name="P41"><text:s text:c="8"/><text:span text:style-name="T13">&lt;!--filter class="solr.ICUFoldingFilterFactory" /&gt;</text:span></text:p>
            <text:p text:style-name="P51"><text:s text:c="8"/><text:span text:style-name="T11">&lt;filter class="solr.LowerCaseFilterFactory" /&gt;--&gt;</text:span></text:p>
            <text:p text:style-name="P41"><text:span text:style-name="T12"><text:s text:c="4"/></text:span><text:span text:style-name="T9">&lt;/</text:span><text:span text:style-name="T3">analyzer</text:span><text:span text:style-name="T9">&gt;</text:span></text:p>
            <text:p text:style-name="P17"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4"><text:bookmark-start text:name="__DdeLink__20_1335211414"/><text:span text:style-name="T1">&lt;</text:span><text:span text:style-name="T2">fieldType </text:span><text:span text:style-name="T4">name</text:span><text:span text:style-name="T6">="textSpellShingle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29"><text:s text:c="4"/><text:span text:style-name="T9">&lt;</text:span><text:span text:style-name="T3">analyzer </text:span><text:span text:style-name="T5">type</text:span><text:span text:style-name="T7">="index"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StopFilterFactory"</text:span></text:p>
            <text:p text:style-name="P29"><text:span text:style-name="T8"><text:s text:c="16"/></text:span><text:span text:style-name="T5">words</text:span><text:span text:style-name="T7">="stopspellwords.txt"</text:span></text:p>
            <text:p text:style-name="P29"><text:span text:style-name="T8"><text:s text:c="16"/></text:span><text:span text:style-name="T5">ignoreCase</text:span><text:span text:style-name="T7">="true" </text:span></text:p>
            <text:p text:style-name="P29"><text:span text:style-name="T8"><text:s text:c="8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ShingleFilterFactory" </text:span></text:p>
            <text:p text:style-name="P29"><text:span text:style-name="T8"><text:s text:c="16"/></text:span><text:span text:style-name="T5">maxShingleSize</text:span><text:span text:style-name="T7">="2" </text:span></text:p>
            <text:p text:style-name="P29"><text:span text:style-name="T8"><text:s text:c="16"/></text:span><text:span text:style-name="T5">outputUnigrams</text:span><text:span text:style-name="T7">="false"</text:span></text:p>
            <text:p text:style-name="P29"><text:span text:style-name="T8"><text:s text:c="8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29"><text:s text:c="4"/><text:span text:style-name="T9">&lt;</text:span><text:span text:style-name="T3">analyzer </text:span><text:span text:style-name="T5">type</text:span><text:span text:style-name="T7">="query"</text:span><text:span text:style-name="T9">&gt;</text:span></text:p>
            <text:p text:style-name="P29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StopFilterFactory" </text:span></text:p>
            <text:p text:style-name="P29"><text:span text:style-name="T8"><text:s text:c="16"/></text:span><text:span text:style-name="T5">words</text:span><text:span text:style-name="T7">="stopspellwords.txt"</text:span></text:p>
            <text:p text:style-name="P29"><text:span text:style-name="T8"><text:s text:c="16"/></text:span><text:span text:style-name="T5">ignoreCase</text:span><text:span text:style-name="T7">="true" </text:span></text:p>
            <text:p text:style-name="P29"><text:span text:style-name="T8"><text:s text:c="8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ShingleFilterFactory" </text:span></text:p>
            <text:p text:style-name="P29"><text:span text:style-name="T8"><text:s text:c="16"/></text:span><text:span text:style-name="T5">maxShingleSize</text:span><text:span text:style-name="T7">="2" </text:span></text:p>
            <text:p text:style-name="P29"><text:span text:style-name="T8"><text:s text:c="16"/></text:span><text:span text:style-name="T5">outputUnigrams</text:span><text:span text:style-name="T7">="false"</text:span></text:p>
            <text:p text:style-name="P29"><text:span text:style-name="T8"><text:s text:c="8"/></text:span><text:span text:style-name="T9">/&gt;</text:span></text:p>
            <text:p text:style-name="P29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29"><text:s text:c="4"/><text:span text:style-name="T9">&lt;/</text:span><text:span text:style-name="T3">analyzer</text:span><text:span text:style-name="T9">&gt;</text:span></text:p>
            <text:p text:style-name="P3"><text:span text:style-name="T1">&lt;/</text:span><text:span text:style-name="T2">fieldType</text:span><text:span text:style-name="T1">&gt;</text:span><text:bookmark-end text:name="__DdeLink__20_1335211414"/></text:p>
            <text:p text:style-name="P21"><text:soft-page-break/></text:p>
          </table:table-cell>
          <table:table-cell table:style-name="Table1.B2" office:value-type="string">
            <text:p text:style-name="P11"><text:span text:style-name="T1">&lt;!-- einfach kopiert --&gt;</text:span></text:p>
            <text:p text:style-name="P10"><text:span text:style-name="T1">&lt;</text:span><text:span text:style-name="T2">fieldType </text:span><text:span text:style-name="T4">name</text:span><text:span text:style-name="T6">="textSpellShingle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43"><text:s text:c="4"/><text:span text:style-name="T9">&lt;</text:span><text:span text:style-name="T3">analyzer </text:span><text:span text:style-name="T5">type</text:span><text:span text:style-name="T7">="index"</text:span><text:span text:style-name="T9">&gt;</text:span></text:p>
            <text:p text:style-name="P43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StopFilterFactory"</text:span></text:p>
            <text:p text:style-name="P43"><text:span text:style-name="T8"><text:s text:c="16"/></text:span><text:span text:style-name="T5">words</text:span><text:span text:style-name="T7">="stopspellwords.txt"</text:span></text:p>
            <text:p text:style-name="P43"><text:span text:style-name="T8"><text:s text:c="16"/></text:span><text:span text:style-name="T5">ignoreCase</text:span><text:span text:style-name="T7">="true" </text:span></text:p>
            <text:p text:style-name="P43"><text:span text:style-name="T8"><text:s text:c="8"/>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ShingleFilterFactory" </text:span></text:p>
            <text:p text:style-name="P43"><text:span text:style-name="T8"><text:s text:c="16"/></text:span><text:span text:style-name="T5">maxShingleSize</text:span><text:span text:style-name="T7">="2" </text:span></text:p>
            <text:p text:style-name="P43"><text:span text:style-name="T8"><text:s text:c="16"/></text:span><text:span text:style-name="T5">outputUnigrams</text:span><text:span text:style-name="T7">="false"</text:span></text:p>
            <text:p text:style-name="P43"><text:span text:style-name="T8"><text:s text:c="8"/>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43"><text:s text:c="4"/><text:span text:style-name="T9">&lt;/</text:span><text:span text:style-name="T3">analyzer</text:span><text:span text:style-name="T9">&gt;</text:span></text:p>
            <text:p text:style-name="P43"><text:s text:c="4"/><text:span text:style-name="T9">&lt;</text:span><text:span text:style-name="T3">analyzer </text:span><text:span text:style-name="T5">type</text:span><text:span text:style-name="T7">="query"</text:span><text:span text:style-name="T9">&gt;</text:span></text:p>
            <text:p text:style-name="P43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StopFilterFactory" </text:span></text:p>
            <text:p text:style-name="P43"><text:span text:style-name="T8"><text:s text:c="16"/></text:span><text:span text:style-name="T5">words</text:span><text:span text:style-name="T7">="stopspellwords.txt"</text:span></text:p>
            <text:p text:style-name="P43"><text:span text:style-name="T8"><text:s text:c="16"/></text:span><text:span text:style-name="T5">ignoreCase</text:span><text:span text:style-name="T7">="true" </text:span></text:p>
            <text:p text:style-name="P43"><text:span text:style-name="T8"><text:s text:c="8"/>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ShingleFilterFactory" </text:span></text:p>
            <text:p text:style-name="P43"><text:span text:style-name="T8"><text:s text:c="16"/></text:span><text:span text:style-name="T5">maxShingleSize</text:span><text:span text:style-name="T7">="2" </text:span></text:p>
            <text:p text:style-name="P43"><text:span text:style-name="T8"><text:s text:c="16"/></text:span><text:span text:style-name="T5">outputUnigrams</text:span><text:span text:style-name="T7">="false"</text:span></text:p>
            <text:p text:style-name="P43"><text:span text:style-name="T8"><text:s text:c="8"/></text:span><text:span text:style-name="T9">/&gt;</text:span></text:p>
            <text:p text:style-name="P43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43"><text:s text:c="4"/><text:span text:style-name="T9">&lt;/</text:span><text:span text:style-name="T3">analyzer</text:span><text:span text:style-name="T9">&gt;</text:span></text:p>
            <text:p text:style-name="P19"><text:soft-page-break/><text:span text:style-name="T1">&lt;/</text:span><text:span text:style-name="T2">fieldType</text:span><text:span text:style-name="T1">&gt;</text:span></text:p>
          </table:table-cell>
        </table:table-row>
        <table:table-row>
          <table:table-cell table:style-name="Table1.A2" office:value-type="string">
            <text:p text:style-name="P21"><text:bookmark-start text:name="__DdeLink__22_1335211414"/>&lt;!-- field type for sort strings --&gt;</text:p>
            <text:p text:style-name="P47">&lt;!-- old alpha sort</text:p>
            <text:p text:style-name="P47">&lt;fieldType name="alphaOnlySort" docValues="true" class="solr.StrField"/&gt;</text:p>
            <text:p text:style-name="P47">--&gt;</text:p>
            <text:p text:style-name="P47">&lt;!--</text:p>
            <text:p text:style-name="P47">&lt;fieldType name="alphaOnlySort" docValues="true" class="solr.ICUCollationField"</text:p>
            <text:p text:style-name="P46"><text:s text:c="11"/><text:span text:style-name="T11">locale="de"</text:span></text:p>
            <text:p text:style-name="P46"><text:s text:c="11"/><text:span text:style-name="T11">strength="primary" /&gt;</text:span></text:p>
            <text:p text:style-name="P46"><text:s text:c="2"/><text:span text:style-name="T11">--&gt;</text:span></text:p>
            <text:p text:style-name="P30"><text:span text:style-name="T1">&lt;</text:span><text:span text:style-name="T2">fieldType </text:span><text:span text:style-name="T4">name</text:span><text:span text:style-name="T6">="alphaOnlySort" <text:s/></text:span><text:span text:style-name="T4">class</text:span><text:span text:style-name="T6">="solr.ICUCollationField"</text:span></text:p>
            <text:p text:style-name="P29"><text:span text:style-name="T8"><text:s text:c="11"/></text:span><text:span text:style-name="T5">locale</text:span><text:span text:style-name="T7">="de"</text:span></text:p>
            <text:p text:style-name="P2"><text:span text:style-name="T8"><text:s text:c="11"/></text:span><text:span text:style-name="T5">strength</text:span><text:span text:style-name="T7">="primary" </text:span><text:span text:style-name="T9">/&gt;</text:span><text:bookmark-end text:name="__DdeLink__22_1335211414"/></text:p>
            <text:p text:style-name="P4"/>
          </table:table-cell>
          <table:table-cell table:style-name="Table1.B2" office:value-type="string">
            <text:p text:style-name="P28">&lt;!-- field type for sort strings --&gt;</text:p>
            <text:p text:style-name="P49">&lt;!-- old alpha sort</text:p>
            <text:p text:style-name="P49">&lt;fieldType name="alphaOnlySort" docValues="true" class="solr.StrField"/&gt;</text:p>
            <text:p text:style-name="P49">--&gt;</text:p>
            <text:p text:style-name="P49">&lt;!--</text:p>
            <text:p text:style-name="P49">&lt;fieldType name="alphaOnlySort" docValues="true" class="solr.ICUCollationField"</text:p>
            <text:p text:style-name="P53"><text:s text:c="11"/><text:span text:style-name="T11">locale="de"</text:span></text:p>
            <text:p text:style-name="P53"><text:s text:c="11"/><text:span text:style-name="T11">strength="primary" /&gt;</text:span></text:p>
            <text:p text:style-name="P53"><text:s text:c="2"/><text:span text:style-name="T11">--&gt;</text:span></text:p>
            <text:p text:style-name="P36"><text:span text:style-name="T1">&lt;</text:span><text:span text:style-name="T2">fieldType </text:span><text:span text:style-name="T4">name</text:span><text:span text:style-name="T6">="alphaOnlySort" <text:s/></text:span><text:span text:style-name="T4">class</text:span><text:span text:style-name="T6">="solr.ICUCollationField"</text:span></text:p>
            <text:p text:style-name="P44"><text:span text:style-name="T8"><text:s text:c="11"/></text:span><text:span text:style-name="T5">locale</text:span><text:span text:style-name="T7">="de"</text:span></text:p>
            <text:p text:style-name="P20"><text:span text:style-name="T8"><text:s text:c="11"/></text:span><text:span text:style-name="T4">strength</text:span><text:span text:style-name="T6">="primary" </text:span><text:span text:style-name="T1">/&gt;</text:span></text:p>
          </table:table-cell>
        </table:table-row>
        <table:table-row>
          <table:table-cell table:style-name="Table1.A2" office:value-type="string">
            <text:p text:style-name="P26">&lt;!-- Basic Text Field for use with Spell Correction </text:p>
            <text:p text:style-name="P52"><text:s text:c="5"/><text:span text:style-name="T11">enhanced with chain elements of old type text_spelled (14.05.2013 / osc) --&gt;</text:span></text:p>
            <text:p text:style-name="P35"><text:span text:style-name="T1">&lt;</text:span><text:span text:style-name="T2">fieldType </text:span><text:span text:style-name="T4">name</text:span><text:span text:style-name="T6">="textSpell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42"><text:s text:c="4"/><text:span text:style-name="T9">&lt;</text:span><text:span text:style-name="T3">analyzer</text:span><text:span text:style-name="T9">&gt;</text:span></text:p>
            <text:p text:style-name="P42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WordDelimiterFilterFactory" </text:span></text:p>
            <text:p text:style-name="P42"><text:span text:style-name="T8"><text:s text:c="16"/></text:span><text:span text:style-name="T5">generateWordParts</text:span><text:span text:style-name="T7">="1" </text:span></text:p>
            <text:p text:style-name="P42"><text:span text:style-name="T8"><text:s text:c="16"/></text:span><text:span text:style-name="T5">generateNumberParts</text:span><text:span text:style-name="T7">="1" </text:span></text:p>
            <text:p text:style-name="P42"><text:span text:style-name="T8"><text:s text:c="16"/></text:span><text:span text:style-name="T5">catenateWords</text:span><text:span text:style-name="T7">="0" </text:span></text:p>
            <text:p text:style-name="P42"><text:span text:style-name="T8"><text:s text:c="16"/></text:span><text:span text:style-name="T5">catenateNumbers</text:span><text:span text:style-name="T7">="0" </text:span></text:p>
            <text:p text:style-name="P42"><text:span text:style-name="T8"><text:s text:c="16"/></text:span><text:span text:style-name="T5">catenateAll</text:span><text:span text:style-name="T7">="0" </text:span></text:p>
            <text:p text:style-name="P42"><text:span text:style-name="T8"><text:s text:c="8"/>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StopFilterFactory" </text:span><text:span text:style-name="T5">words</text:span><text:span text:style-name="T7">="stopspellwords.txt" </text:span><text:span text:style-name="T5">ignoreCase</text:span><text:span text:style-name="T7">="true" 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3" </text:span><text:span text:style-name="T5">max</text:span><text:span text:style-name="T7">="50" </text:span><text:span text:style-name="T9">/&gt;</text:span></text:p>
            <text:p text:style-name="P42"><text:soft-page-break/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42"><text:s text:c="4"/><text:span text:style-name="T9">&lt;/</text:span><text:span text:style-name="T3">analyzer</text:span><text:span text:style-name="T9">&gt;</text:span></text:p>
            <text:p text:style-name="P18"><text:span text:style-name="T1">&lt;/</text:span><text:span text:style-name="T2">fieldType</text:span><text:span text:style-name="T1">&gt;</text:span></text:p>
            <text:p text:style-name="P26"/>
          </table:table-cell>
          <table:table-cell table:style-name="Table1.B2" office:value-type="string">
            <text:p text:style-name="P26">&lt;!-- </text:p>
            <text:p text:style-name="P27">einfach kopiert</text:p>
            <text:p text:style-name="P26">Basic Text Field for use with Spell Correction </text:p>
            <text:p text:style-name="P52"><text:s text:c="5"/><text:span text:style-name="T11">enhanced with chain elements of old type text_spelled (14.05.2013 / osc) --&gt;</text:span></text:p>
            <text:p text:style-name="P35"><text:span text:style-name="T1">&lt;</text:span><text:span text:style-name="T2">fieldType </text:span><text:span text:style-name="T4">name</text:span><text:span text:style-name="T6">="textSpell" </text:span><text:span text:style-name="T4">class</text:span><text:span text:style-name="T6">="solr.TextField" </text:span><text:span text:style-name="T4">positionIncrementGap</text:span><text:span text:style-name="T6">="100"</text:span><text:span text:style-name="T1">&gt;</text:span></text:p>
            <text:p text:style-name="P42"><text:s text:c="4"/><text:span text:style-name="T9">&lt;</text:span><text:span text:style-name="T3">analyzer</text:span><text:span text:style-name="T9">&gt;</text:span></text:p>
            <text:p text:style-name="P42"><text:s text:c="8"/><text:span text:style-name="T9">&lt;</text:span><text:span text:style-name="T3">tokenizer </text:span><text:span text:style-name="T5">class</text:span><text:span text:style-name="T7">="solr.ICUTokenizerFactory"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WordDelimiterFilterFactory" </text:span></text:p>
            <text:p text:style-name="P42"><text:span text:style-name="T8"><text:s text:c="16"/></text:span><text:span text:style-name="T5">generateWordParts</text:span><text:span text:style-name="T7">="1" </text:span></text:p>
            <text:p text:style-name="P42"><text:span text:style-name="T8"><text:s text:c="16"/></text:span><text:span text:style-name="T5">generateNumberParts</text:span><text:span text:style-name="T7">="1" </text:span></text:p>
            <text:p text:style-name="P42"><text:span text:style-name="T8"><text:s text:c="16"/></text:span><text:span text:style-name="T5">catenateWords</text:span><text:span text:style-name="T7">="0" </text:span></text:p>
            <text:p text:style-name="P42"><text:span text:style-name="T8"><text:s text:c="16"/></text:span><text:span text:style-name="T5">catenateNumbers</text:span><text:span text:style-name="T7">="0" </text:span></text:p>
            <text:p text:style-name="P42"><text:span text:style-name="T8"><text:s text:c="16"/></text:span><text:span text:style-name="T5">catenateAll</text:span><text:span text:style-name="T7">="0" </text:span></text:p>
            <text:p text:style-name="P42"><text:span text:style-name="T8"><text:s text:c="8"/>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ICUFoldingFilterFactory"</text:span><text:span text:style-name="T9">/&gt;</text:span></text:p>
            <text:p text:style-name="P42"><text:soft-page-break/><text:s text:c="8"/><text:span text:style-name="T9">&lt;</text:span><text:span text:style-name="T3">filter </text:span><text:span text:style-name="T5">class</text:span><text:span text:style-name="T7">="solr.StopFilterFactory" </text:span><text:span text:style-name="T5">words</text:span><text:span text:style-name="T7">="stopspellwords.txt" </text:span><text:span text:style-name="T5">ignoreCase</text:span><text:span text:style-name="T7">="true" 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TrimFilterFactory" 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LengthFilterFactory" </text:span><text:span text:style-name="T5">min</text:span><text:span text:style-name="T7">="3" </text:span><text:span text:style-name="T5">max</text:span><text:span text:style-name="T7">="50" </text:span><text:span text:style-name="T9">/&gt;</text:span></text:p>
            <text:p text:style-name="P42"><text:s text:c="8"/><text:span text:style-name="T9">&lt;</text:span><text:span text:style-name="T3">filter </text:span><text:span text:style-name="T5">class</text:span><text:span text:style-name="T7">="solr.RemoveDuplicatesTokenFilterFactory"</text:span><text:span text:style-name="T9">/&gt;</text:span></text:p>
            <text:p text:style-name="P42"><text:s text:c="4"/><text:span text:style-name="T9">&lt;/</text:span><text:span text:style-name="T3">analyzer</text:span><text:span text:style-name="T9">&gt;</text:span></text:p>
            <text:p text:style-name="P18"><text:span text:style-name="T1">&lt;/</text:span><text:span text:style-name="T2">fieldType</text:span><text:span text:style-name="T1">&gt;</text:span></text:p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8:12:49.660481304</meta:creation-date>
    <dc:date>2016-05-10T19:33:48.528150395</dc:date>
    <meta:editing-duration>PT29M41S</meta:editing-duration>
    <meta:editing-cycles>11</meta:editing-cycles>
    <meta:generator>LibreOffice/5.1.2.2$Linux_X86_64 LibreOffice_project/10m0$Build-2</meta:generator>
    <meta:document-statistic meta:table-count="1" meta:image-count="0" meta:object-count="0" meta:page-count="9" meta:paragraph-count="435" meta:word-count="1117" meta:character-count="19433" meta:non-whitespace-character-count="15178"/>
  </office:meta>
</office:document-meta>
</file>